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5in"/>
    </style:style>
    <style:style style:name="co2" style:family="table-column">
      <style:table-column-properties fo:break-before="auto" style:column-width="5.5602in"/>
    </style:style>
    <style:style style:name="co3" style:family="table-column">
      <style:table-column-properties fo:break-before="auto" style:column-width="3.0043in"/>
    </style:style>
    <style:style style:name="co4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1.4307in"/>
    </style:style>
    <style:style style:name="co10" style:family="table-column">
      <style:table-column-properties fo:break-before="auto" style:column-width="1.5839in"/>
    </style:style>
    <style:style style:name="co11" style:family="table-column">
      <style:table-column-properties fo:break-before="auto" style:column-width="1.4638in"/>
    </style:style>
    <style:style style:name="co12" style:family="table-column">
      <style:table-column-properties fo:break-before="auto" style:column-width="2.50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Master L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Panel</text:p>
          </table:table-cell>
          <table:table-cell table:style-name="ce1" office:value-type="string">
            <text:p>Switc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pecial Features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Model #</text:p>
          </table:table-cell>
          <table:table-cell table:style-name="ce1" office:value-type="string">
            <text:p>Source1</text:p>
          </table:table-cell>
          <table:table-cell table:style-name="ce1" office:value-type="string">
            <text:p>Source2</text:p>
          </table:table-cell>
          <table:table-cell table:style-name="ce1" office:value-type="string">
            <text:p>Source3</text:p>
          </table:table-cell>
          <table:table-cell table:style-name="ce1" office:value-type="string">
            <text:p>Source4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HVR</text:p>
          </table:table-cell>
          <table:table-cell table:style-name="ce2" office:value-type="string">
            <text:p>RPS/YAW</text:p>
          </table:table-cell>
          <table:table-cell table:style-name="ce2" office:value-type="string">
            <text:p>3-way toggle</text:p>
          </table:table-cell>
          <table:table-cell table:style-name="ce2" office:value-type="string">
            <text:p>Red cap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HVR</text:p>
          </table:table-cell>
          <table:table-cell table:style-name="ce2" office:value-type="string">
            <text:p>Approach Lights</text:p>
          </table:table-cell>
          <table:table-cell table:style-name="ce2" office:value-type="string">
            <text:p>2-way toggle</text:p>
          </table:table-cell>
          <table:table-cell table:style-name="ce2" office:value-type="string">
            <text:p>Funky bar thing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Q Fee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ALT HOLD</text:p>
          </table:table-cell>
          <table:table-cell office:value-type="string">
            <text:p>2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AFC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YAW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ROL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PITCH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JPTL</text:p>
          </table:table-cell>
          <table:table-cell office:value-type="string">
            <text:p>2-way toggle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EMS</text:p>
          </table:table-cell>
          <table:table-cell office:value-type="string">
            <text:p>Push-Button?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RUD TRIM</text:p>
          </table:table-cell>
          <table:table-cell office:value-type="string">
            <text:p>3-way momentary toggle</text:p>
          </table:table-cell>
          <table:table-cell office:value-type="string">
            <text:p>Spring-loaded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MAIN FUE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Throttle Friction Knob</text:p>
          </table:table-cell>
          <table:table-cell office:value-type="string">
            <text:p>Knob</text:p>
          </table:table-cell>
          <table:table-cell office:value-type="string">
            <text:p>Mechanical linkage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Nozzle Friction Knob?</text:p>
          </table:table-cell>
          <table:table-cell office:value-type="string">
            <text:p>Knob</text:p>
          </table:table-cell>
          <table:table-cell office:value-type="string">
            <text:p>Mechanical linkage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ROP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UMP left</text:p>
          </table:table-cell>
          <table:table-cell office:value-type="string">
            <text:p>3-way toggle</text:p>
          </table:table-cell>
          <table:table-cell office:value-type="string">
            <text:p>Red caps, wedges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UMP right</text:p>
          </table:table-cell>
          <table:table-cell office:value-type="string">
            <text:p>3-way toggle</text:p>
          </table:table-cell>
          <table:table-cell office:value-type="string">
            <text:p>Red caps, wedges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A/R (aerial refueling probe)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DUMP left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DUMP right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FORM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EXT LT</text:p>
          </table:table-cell>
          <table:table-cell office:value-type="string">
            <text:p>PO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ANTI-COL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AUX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OXY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OXY</text:p>
          </table:table-cell>
          <table:table-cell office:value-type="string">
            <text:p>LIDS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OXY</text:p>
          </table:table-cell>
          <table:table-cell office:value-type="string">
            <text:p>ENG RPM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OXY</text:p>
          </table:table-cell>
          <table:table-cell office:value-type="string">
            <text:p>EFC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OXY</text:p>
          </table:table-cell>
          <table:table-cell office:value-type="string">
            <text:p>H20 DUMP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DECS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FUEL SHUT OFF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EAT</text:p>
          </table:table-cell>
          <table:table-cell office:value-type="string">
            <text:p>SEAT ADJ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SEAT</text:p>
          </table:table-cell>
          <table:table-cell office:value-type="string">
            <text:p>EXT L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office:value-type="string">
            <text:p>Flat blade</text:p>
          </table:table-cell>
          <table:table-cell table:number-columns-repeated="1019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 Power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GEAR</text:p>
          </table:table-cell>
          <table:table-cell office:value-type="string">
            <text:p>Emergency Jett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GEAR</text:p>
          </table:table-cell>
          <table:table-cell office:value-type="string">
            <text:p>ANTISKID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 BIT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GEAR</text:p>
          </table:table-cell>
          <table:table-cell office:value-type="string">
            <text:p>Down lock override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2O</text:p>
          </table:table-cell>
          <table:table-cell office:value-type="string">
            <text:p>3-way toggle</text:p>
          </table:table-cell>
          <table:table-cell/>
          <table:table-cell office:value-type="string">
            <text:p>Flat bar</text:p>
          </table:table-cell>
          <table:table-cell table:number-columns-repeated="1019"/>
        </table:table-row>
        <table:table-row table:style-name="ro1">
          <table:table-cell office:value-type="string">
            <text:p>H2O</text:p>
          </table:table-cell>
          <table:table-cell office:value-type="string">
            <text:p>COMBAT mode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A/G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NAV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VSTOL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MASTER ARM</text:p>
          </table:table-cell>
          <table:table-cell office:value-type="string">
            <text:p>Master Arm</text:p>
          </table:table-cell>
          <table:table-cell office:value-type="string">
            <text:p>2-way toggle</text:p>
          </table:table-cell>
          <table:table-cell office:value-type="string">
            <text:p>Cam</text:p>
          </table:table-cell>
          <table:table-cell office:value-type="string">
            <text:p>Cutler-Hammer Cam</text:p>
          </table:table-cell>
          <table:table-cell table:number-columns-repeated="1019"/>
        </table:table-row>
        <table:table-row table:style-name="ro1">
          <table:table-cell office:value-type="string">
            <text:p>MASTER ARM</text:p>
          </table:table-cell>
          <table:table-cell office:value-type="string">
            <text:p>FLR SAL</text:p>
          </table:table-cell>
          <table:table-cell table:number-columns-repeated="1022"/>
        </table:table-row>
        <table:table-row table:style-name="ro1">
          <table:table-cell office:value-type="string">
            <text:p>MASTER CAUTION</text:p>
          </table:table-cell>
          <table:table-cell office:value-type="string">
            <text:p>Master Cautio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MASTER WARN</text:p>
          </table:table-cell>
          <table:table-cell office:value-type="string">
            <text:p>Master War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1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2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3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4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5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R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1 VOL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2 VOL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1 Channel</text:p>
          </table:table-cell>
          <table:table-cell office:value-type="string">
            <text:p>Rotary Encounter with push function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2 Channel</text:p>
          </table:table-cell>
          <table:table-cell office:value-type="string">
            <text:p>Rotary Encounter with push function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TMR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TOO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1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2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3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LR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4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5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6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7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8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9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-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ENT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0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.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ON/OFF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IFF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TC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AWL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WP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WOF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C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ALT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EM CO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I/P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ARMT</text:p>
          </table:table-cell>
          <table:table-cell office:value-type="string">
            <text:p>MODE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FUZ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QTY1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QTY2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MULT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NTV1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NTV2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NTV3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R COOL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ARMT</text:p>
          </table:table-cell>
          <table:table-cell office:value-type="string">
            <text:p>MAN knob?</text:p>
          </table:table-cell>
          <table:table-cell office:value-type="string">
            <text:p>5-way rotary switch</text:p>
          </table:table-cell>
          <table:table-cell table:number-columns-repeated="1021"/>
        </table:table-row>
        <table:table-row table:style-name="ro1">
          <table:table-cell office:value-type="string">
            <text:p>ARMT</text:p>
          </table:table-cell>
          <table:table-cell office:value-type="string">
            <text:p>JETT</text:p>
          </table:table-cell>
          <table:table-cell office:value-type="string">
            <text:p>5-way rotary switch + center push</text:p>
          </table:table-cell>
          <table:table-cell table:number-columns-repeated="1021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1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2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3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4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5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6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7</text:p>
          </table:table-cell>
          <table:table-cell table:number-columns-repeated="1022"/>
        </table:table-row>
        <table:table-row table:style-name="ro1">
          <table:table-cell office:value-type="string">
            <text:p>ENG</text:p>
          </table:table-cell>
          <table:table-cell office:value-type="string">
            <text:p>BR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RWR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RWR</text:p>
          </table:table-cell>
          <table:table-cell office:value-type="string">
            <text:p>EXP</text:p>
          </table:table-cell>
          <table:table-cell office:value-type="string">
            <text:p>5-way rotary switch knob</text:p>
          </table:table-cell>
          <table:table-cell table:number-columns-repeated="1021"/>
        </table:table-row>
        <table:table-row table:style-name="ro1">
          <table:table-cell office:value-type="string">
            <text:p>RWR</text:p>
          </table:table-cell>
          <table:table-cell office:value-type="string">
            <text:p>ECM</text:p>
          </table:table-cell>
          <table:table-cell office:value-type="string">
            <text:p>5-way rotary switch knob</text:p>
          </table:table-cell>
          <table:table-cell table:number-columns-repeated="1021"/>
        </table:table-row>
        <table:table-row table:style-name="ro1">
          <table:table-cell office:value-type="string">
            <text:p>FUELQTY</text:p>
          </table:table-cell>
          <table:table-cell office:value-type="string">
            <text:p>7-way rotary knob</text:p>
          </table:table-cell>
          <table:table-cell office:value-type="string">
            <text:p>7-way rotary switch knob</text:p>
          </table:table-cell>
          <table:table-cell table:number-columns-repeated="1021"/>
        </table:table-row>
        <table:table-row table:style-name="ro1">
          <table:table-cell office:value-type="string">
            <text:p>FUELQTY</text:p>
          </table:table-cell>
          <table:table-cell office:value-type="string">
            <text:p>BINGO</text:p>
          </table:table-cell>
          <table:table-cell office:value-type="string">
            <text:p>Rotary encoder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REJECT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HUD/DIM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NIGHT/DAY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VIDEO BG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VIDEO CON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ALT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FLIR</text:p>
          </table:table-cell>
          <table:table-cell office:value-type="string">
            <text:p>FLIR POWER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INS</text:p>
          </table:table-cell>
          <table:table-cell office:value-type="string">
            <text:p>VRS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MPCD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DM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DP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PRB H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MC OVRD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INS ALIGN</text:p>
          </table:table-cell>
          <table:table-cell office:value-type="string">
            <text:p>9-way rotary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AIL TRIM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STAB TRIM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RUD SVO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FLAPS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SP BRK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L G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RH PROBE HEA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C TES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LEC</text:p>
          </table:table-cell>
          <table:table-cell office:value-type="string">
            <text:p>BATT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ELEC</text:p>
          </table:table-cell>
          <table:table-cell office:value-type="string">
            <text:p>GEN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ELEC</text:p>
          </table:table-cell>
          <table:table-cell office:value-type="string">
            <text:p>ENG ST</text:p>
          </table:table-cell>
          <table:table-cell office:value-type="string">
            <text:p>2-way toggle mag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ELEC</text:p>
          </table:table-cell>
          <table:table-cell office:value-type="string">
            <text:p>APU GEN</text:p>
          </table:table-cell>
          <table:table-cell office:value-type="string">
            <text:p>3-way momentar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ACNIP</text:p>
          </table:table-cell>
          <table:table-cell office:value-type="string">
            <text:p>KY1 CODE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ACNIP</text:p>
          </table:table-cell>
          <table:table-cell office:value-type="string">
            <text:p>KY2 CODE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ACNIP</text:p>
          </table:table-cell>
          <table:table-cell office:value-type="string">
            <text:p>MODE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PRGM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DIPH 1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DIPH 2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ZERO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KY1/KY2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VOL KNOB</text:p>
          </table:table-cell>
          <table:table-cell office:value-type="string">
            <text:p>Potentiometer Knob with pull out squelch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MODE</text:p>
          </table:table-cell>
          <table:table-cell office:value-type="string">
            <text:p>7-way rotary switch knob with pull zero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“-” butto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“&gt;” butto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CHAN/FREQ</text:p>
          </table:table-cell>
          <table:table-cell office:value-type="string">
            <text:p>Rotary encoder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PRST</text:p>
          </table:table-cell>
          <table:table-cell office:value-type="string">
            <text:p>7-way rotary switch knob w/pull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RADIO VOL</text:p>
          </table:table-cell>
          <table:table-cell office:value-type="string">
            <text:p>2-way rotary encoder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MIC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EMER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ZERO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INTR LT</text:p>
          </table:table-cell>
          <table:table-cell office:value-type="string">
            <text:p>LTS TES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TR LT</text:p>
          </table:table-cell>
          <table:table-cell office:value-type="string">
            <text:p>INST PNL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INTR LT</text:p>
          </table:table-cell>
          <table:table-cell office:value-type="string">
            <text:p>CONSL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INTR LT</text:p>
          </table:table-cell>
          <table:table-cell office:value-type="string">
            <text:p>FLD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INTR LT</text:p>
          </table:table-cell>
          <table:table-cell office:value-type="string">
            <text:p>WARN/CAUT</text:p>
          </table:table-cell>
          <table:table-cell office:value-type="string">
            <text:p>Potentiometer Knob with reverse off detent?</text:p>
          </table:table-cell>
          <table:table-cell table:number-columns-repeated="1021"/>
        </table:table-row>
        <table:table-row table:style-name="ro1">
          <table:table-cell office:value-type="string">
            <text:p>ECS</text:p>
          </table:table-cell>
          <table:table-cell office:value-type="string">
            <text:p>ECS KNOB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ECS</text:p>
          </table:table-cell>
          <table:table-cell office:value-type="string">
            <text:p>FWD EQUIP RESET</text:p>
          </table:table-cell>
          <table:table-cell office:value-type="string">
            <text:p>2-way toggle momentary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CS</text:p>
          </table:table-cell>
          <table:table-cell office:value-type="string">
            <text:p>DFOG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CS</text:p>
          </table:table-cell>
          <table:table-cell office:value-type="string">
            <text:p>AFT EQUIP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CS</text:p>
          </table:table-cell>
          <table:table-cell office:value-type="string">
            <text:p>PRES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VIDEOREC</text:p>
          </table:table-cell>
          <table:table-cell office:value-type="string">
            <text:p>Recording knob</text:p>
          </table:table-cell>
          <table:table-cell office:value-type="string">
            <text:p>6-way rotary knob</text:p>
          </table:table-cell>
          <table:table-cell table:number-columns-repeated="1021"/>
        </table:table-row>
        <table:table-row table:style-name="ro1">
          <table:table-cell office:value-type="string">
            <text:p>VIDEOREC</text:p>
          </table:table-cell>
          <table:table-cell office:value-type="string">
            <text:p>Remote/Local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DSP/FL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CNI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STORE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MISC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JPTL TES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IGN ISO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JECTION SEAT</text:p>
          </table:table-cell>
          <table:table-cell office:value-type="string">
            <text:p>EJECTION ARM</text:p>
          </table:table-cell>
          <table:table-cell office:value-type="string">
            <text:p>2-way contact switch</text:p>
          </table:table-cell>
          <table:table-cell table:number-columns-repeated="1021"/>
        </table:table-row>
        <table:table-row table:style-name="ro1">
          <table:table-cell office:value-type="string">
            <text:p>EJECTION SEAT</text:p>
          </table:table-cell>
          <table:table-cell office:value-type="string">
            <text:p>EJECT PULL</text:p>
          </table:table-cell>
          <table:table-cell office:value-type="string">
            <text:p>2-way contact switch</text:p>
          </table:table-cell>
          <table:table-cell table:number-columns-repeated="1021"/>
        </table:table-row>
        <table:table-row table:style-name="ro1">
          <table:table-cell office:value-type="string">
            <text:p>LGEMER</text:p>
          </table:table-cell>
          <table:table-cell office:value-type="string">
            <text:p>LG EMER BATT LIFT</text:p>
          </table:table-cell>
          <table:table-cell office:value-type="string">
            <text:p>2-way contact switch</text:p>
          </table:table-cell>
          <table:table-cell table:number-columns-repeated="1021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2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3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4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5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6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7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8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9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0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1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2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3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4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5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6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7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8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9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20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GAIN+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GAIN-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CONT+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CONT-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NGT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SYM+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SYM-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OFF/BRT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2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3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4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5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6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7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8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9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0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1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2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3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4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5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6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7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8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9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20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GAIN+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GAIN-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CONT+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CONT-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NGT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SYM+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SYM-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OFF/BRT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CRS</text:p>
          </table:table-cell>
          <table:table-cell office:value-type="string">
            <text:p>CRS (Course)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table:number-columns-repeated="1020"/>
        </table:table-row>
      </table:table>
      <table:table table:name="Toggle Types" table:style-name="ta1" table:print="false"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Tip Shape</text:p>
          </table:table-cell>
          <table:table-cell table:style-name="ce1" office:value-type="string">
            <text:p>Cam</text:p>
          </table:table-cell>
          <table:table-cell table:style-name="ce1" office:value-type="string">
            <text:p>Positions</text:p>
          </table:table-cell>
          <table:table-cell table:style-name="ce1" office:value-type="string">
            <text:p>Interior base color</text:p>
          </table:table-cell>
          <table:table-cell table:style-name="ce1" office:value-type="string">
            <text:p>Hole Size</text:p>
          </table:table-cell>
          <table:table-cell table:style-name="ce1" office:value-type="string">
            <text:p>Examples:</text:p>
          </table:table-cell>
        </table:table-row>
        <table:table-row table:style-name="ro1">
          <table:table-cell/>
          <table:table-cell office:value-type="string">
            <text:p>Large</text:p>
          </table:table-cell>
          <table:table-cell office:value-type="string">
            <text:p>Cone</text:p>
          </table:table-cell>
          <table:table-cell office:value-type="string">
            <text:p>Lift on 1 position</text:p>
          </table:table-cell>
          <table:table-cell office:value-type="float" office:value="2">
            <text:p>2</text:p>
          </table:table-cell>
          <table:table-cell office:value-type="string">
            <text:p>Gray</text:p>
          </table:table-cell>
          <table:table-cell office:value-type="string">
            <text:p>Large</text:p>
          </table:table-cell>
          <table:table-cell office:value-type="string">
            <text:p>YAW, ROLL, PITCH</text:p>
          </table:table-cell>
        </table:table-row>
        <table:table-row table:style-name="ro1">
          <table:table-cell/>
          <table:table-cell office:value-type="string">
            <text:p>Small</text:p>
          </table:table-cell>
          <table:table-cell office:value-type="string">
            <text:p>Spindl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d</text:p>
          </table:table-cell>
          <table:table-cell office:value-type="string">
            <text:p>Large</text:p>
          </table:table-cell>
          <table:table-cell office:value-type="string">
            <text:p>ALT HOLD</text:p>
          </table:table-cell>
        </table:table-row>
        <table:table-row table:style-name="ro1">
          <table:table-cell/>
          <table:table-cell office:value-type="string">
            <text:p>Small</text:p>
          </table:table-cell>
          <table:table-cell office:value-type="string">
            <text:p>Spindl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Large</text:p>
          </table:table-cell>
          <table:table-cell office:value-type="string">
            <text:p>AFC</text:p>
          </table:table-cell>
        </table:table-row>
        <table:table-row table:style-name="ro1">
          <table:table-cell/>
          <table:table-cell office:value-type="string">
            <text:p>Medium</text:p>
          </table:table-cell>
          <table:table-cell office:value-type="string">
            <text:p>Spindl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Large</text:p>
          </table:table-cell>
          <table:table-cell office:value-type="string">
            <text:p>CRS (Course)</text:p>
          </table:table-cell>
        </table:table-row>
        <table:table-row table:style-name="ro1">
          <table:table-cell/>
          <table:table-cell office:value-type="string">
            <text:p>Small</text:p>
          </table:table-cell>
          <table:table-cell office:value-type="string">
            <text:p>Ball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Small</text:p>
          </table:table-cell>
          <table:table-cell office:value-type="string">
            <text:p>HUD Reject</text:p>
          </table:table-cell>
        </table:table-row>
        <table:table-row table:style-name="ro1">
          <table:table-cell/>
          <table:table-cell office:value-type="string">
            <text:p>Large</text:p>
          </table:table-cell>
          <table:table-cell office:value-type="string">
            <text:p>Short Bullet</text:p>
          </table:table-cell>
          <table:table-cell office:value-type="string">
            <text:p>Lift on 1 position</text:p>
          </table:table-cell>
          <table:table-cell office:value-type="float" office:value="2">
            <text:p>2</text:p>
          </table:table-cell>
          <table:table-cell office:value-type="string">
            <text:p>Gray</text:p>
          </table:table-cell>
          <table:table-cell office:value-type="string">
            <text:p>Large</text:p>
          </table:table-cell>
          <table:table-cell office:value-type="string">
            <text:p>Master Arm</text:p>
          </table:table-cell>
        </table:table-row>
        <table:table-row table:style-name="ro1">
          <table:table-cell/>
          <table:table-cell office:value-type="string">
            <text:p>Large</text:p>
          </table:table-cell>
          <table:table-cell office:value-type="string">
            <text:p>Long Bulle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Large</text:p>
          </table:table-cell>
          <table:table-cell office:value-type="string">
            <text:p>FLAPS Power</text:p>
          </table:table-cell>
        </table:table-row>
        <table:table-row table:style-name="ro1">
          <table:table-cell/>
          <table:table-cell office:value-type="string">
            <text:p>Large</text:p>
          </table:table-cell>
          <table:table-cell office:value-type="string">
            <text:p>Large Wedg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Large</text:p>
          </table:table-cell>
          <table:table-cell office:value-type="string">
            <text:p>FLAPS Mode</text:p>
          </table:table-cell>
        </table:table-row>
        <table:table-row table:style-name="ro1">
          <table:table-cell/>
          <table:table-cell office:value-type="string">
            <text:p>Medium</text:p>
          </table:table-cell>
          <table:table-cell office:value-type="string">
            <text:p>Square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d</text:p>
          </table:table-cell>
          <table:table-cell office:value-type="string">
            <text:p>Large</text:p>
          </table:table-cell>
          <table:table-cell office:value-type="string">
            <text:p>Armament toggles</text:p>
          </table:table-cell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02/13/2022</text:date>, <text:time>11:1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Tatum</meta:initial-creator>
    <meta:creation-date>2022-02-13T06:43:17.85</meta:creation-date>
    <dc:date>2022-02-13T11:19:34.96</dc:date>
    <dc:creator>Jason Tatum</dc:creator>
    <meta:editing-duration>PT4H5M22S</meta:editing-duration>
    <meta:editing-cycles>98</meta:editing-cycles>
    <meta:generator>OpenOffice/4.1.11$Win32 OpenOffice.org_project/4111m1$Build-9808</meta:generator>
    <meta:document-statistic meta:table-count="3" meta:cell-count="777" meta:object-count="0"/>
  </office:meta>
</office:document-meta>
</file>